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2" style:family="paragraph" style:parent-style-name="Standard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text-properties fo:font-size="15pt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P4" style:family="paragraph" style:parent-style-name="Standard">
      <style:text-properties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P5" style:family="paragraph" style:parent-style-name="Standard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P7" style:family="paragraph" style:parent-style-name="Standard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P10" style:family="paragraph" style:parent-style-name="Standard">
      <style:text-properties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P11" style:family="paragraph" style:parent-style-name="Standard">
      <style:text-properties fo:font-size="16pt" fo:font-style="italic" style:text-underline-style="solid" style:text-underline-width="auto" style:text-underline-color="font-color" fo:font-weight="bold" style:font-size-asian="16pt" style:font-style-asian="italic" style:font-weight-asian="bold" style:font-size-complex="16pt" style:font-style-complex="italic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igenschaften Fernkampf Rittertum:</text:p>
      <text:p text:style-name="Standard"/>
      <text:p text:style-name="P1">Fernkämpfer I:</text:p>
      <text:p text:style-name="Standard">KG.Fernkampf +</text:p>
      <text:p text:style-name="Standard">schaltet einfache Fernkampfwaffen der jeweiligen Kultur frei(Fernwaffenkomplexität Stufe 1) </text:p>
      <text:p text:style-name="P1">Fernkämpfer II:</text:p>
      <text:p text:style-name="Standard">RD.Fernkampf +</text:p>
      <text:p text:style-name="Standard">KG.Fernkampf +</text:p>
      <text:p text:style-name="Standard"/>
      <text:p text:style-name="P1">Bogenschütze:</text:p>
      <text:p text:style-name="Standard">KG.Bogen +</text:p>
      <text:p text:style-name="Standard">schaltet Bogenkomplexität Stufe 2 frei</text:p>
      <text:p text:style-name="P1">Scharfschütze.Bogen:</text:p>
      <text:p text:style-name="Standard">KG.Bogen ++</text:p>
      <text:p text:style-name="Standard">schaltet Bogenkomplexität Stufe 3 frei</text:p>
      <text:p text:style-name="P1">Veteran.Bogen:</text:p>
      <text:p text:style-name="Standard">RD.Bogen ++</text:p>
      <text:p text:style-name="Standard">schaltet Bogenkomplexität Stufe 3 frei</text:p>
      <text:p text:style-name="Standard"/>
      <text:p text:style-name="P1">Meisterschütze.Bogen</text:p>
      <text:p text:style-name="P2">schaltet Bogenkomplexität Stufe 4 frei</text:p>
      <text:p text:style-name="Standard">(Heldenfähigkeit)</text:p>
      <text:p text:style-name="Standard"/>
      <text:p text:style-name="Standard"/>
      <text:p text:style-name="Standard">Veteran und Scharfschütze existieren ebenso für Armbrust und Musketen</text:p>
      <text:p text:style-name="Standard"/>
      <text:p text:style-name="P1">Armbrustschütze:</text:p>
      <text:p text:style-name="Standard">KG.Armbrust +</text:p>
      <text:p text:style-name="Standard">schaltet Armbrustkomplexität Stufe 2 frei</text:p>
      <text:p text:style-name="P1">Musketier:</text:p>
      <text:p text:style-name="P2">KG.Muskete +</text:p>
      <text:p text:style-name="P2">schaltet Musketenkomplexität Stufe 2 frei</text:p>
      <text:p text:style-name="P2"/>
      <text:p text:style-name="P2"/>
      <text:p text:style-name="P3">Extraeigenschaften:</text:p>
      <text:p text:style-name="P2"/>
      <text:p text:style-name="P2"/>
      <text:p text:style-name="P1">Tontaubenschießen:</text:p>
      <text:p text:style-name="P2">KG.Bogen + und KG.Armbrust + und KG.Muskete + gegen Flugeinheiten</text:p>
      <text:p text:style-name="P2">oder:</text:p>
      <text:p text:style-name="P2">KG.Bogen ++ und KG.Armbrust + und KG.Muskete + gegen Flugeinheiten</text:p>
      <text:p text:style-name="P2"/>
      <text:p text:style-name="P2"/>
      <text:p text:style-name="P2"/>
      <text:p text:style-name="P4"/>
      <text:p text:style-name="P4">Speere:</text:p>
      <text:p text:style-name="P4"/>
      <text:p text:style-name="P6">Speerkämpfer:</text:p>
      <text:p text:style-name="P5">KG.Speer +</text:p>
      <text:p text:style-name="P5">Schaltet Speere und Wurfspeere der Komplexität Stufe 1 frei</text:p>
      <text:p text:style-name="P5"/>
      <text:p text:style-name="P6"><text:soft-page-break/>Lanzenkämpfer:</text:p>
      <text:p text:style-name="P5">RD.Speer +</text:p>
      <text:p text:style-name="P5">Schaltet Speere der Komplexität Stufe 2 frei</text:p>
      <text:p text:style-name="P5"/>
      <text:p text:style-name="P6">Wurfspeerkämpfer:</text:p>
      <text:p text:style-name="P5">KG.Speer +</text:p>
      <text:p text:style-name="P5">Schaltet Wurfspeere der Komplexitätsstufe 2 frei</text:p>
      <text:p text:style-name="P5"/>
      <text:p text:style-name="P6">Pikinier:</text:p>
      <text:p text:style-name="P5">KG.Speer ++</text:p>
      <text:p text:style-name="P5">Schaltet Speere der Komplexitätsstufe 3 frei sowie Wurfspeere der Komplexitätsstufe 2</text:p>
      <text:p text:style-name="P6">Meisterpikinier(Heldenfähigkeit):</text:p>
      <text:p text:style-name="P5">Schaltet Speere der Komplexitätsstufe 4 frei sowie Wurfspeere der Komplexitätsstufe 3</text:p>
      <text:p text:style-name="P5"/>
      <text:p text:style-name="P5"/>
      <text:p text:style-name="P6">Hellebardier:</text:p>
      <text:p text:style-name="P5">RD.Speer ++</text:p>
      <text:p text:style-name="P5">KG.Speer +</text:p>
      <text:p text:style-name="P5">Schaltet Speere der Komplexitätsstufe 3 frei</text:p>
      <text:p text:style-name="P6">Meisterhellebardier(Heldenfähigkeit):</text:p>
      <text:p text:style-name="P5">Schaltet Speere der Komplexitätsstufe 4 frei</text:p>
      <text:p text:style-name="P5"/>
      <text:p text:style-name="P6">Speerwerfer:</text:p>
      <text:p text:style-name="P5">KG.Speer ++</text:p>
      <text:p text:style-name="P5">RD.Speer +</text:p>
      <text:p text:style-name="P5">Schaltet Wurfspeere der Komplexitätsstufe 3 frei</text:p>
      <text:p text:style-name="P6">Meisterspeerwerfer(Heldenfähigkeit):</text:p>
      <text:p text:style-name="P5">Schaltet Wurfspeere der Komplexitätsstufe 4 frei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1">Schwerter, Äxte und Dolche</text:p>
      <text:p text:style-name="P4"/>
      <text:p text:style-name="P4"/>
      <text:p text:style-name="P6">Nahkämpfer:</text:p>
      <text:p text:style-name="P5">-KG.Dolche+</text:p>
      <text:p text:style-name="P5">-KG.Axt +</text:p>
      <text:p text:style-name="P5">-KG.Schwert +</text:p>
      <text:p text:style-name="P5">Schaltet Dolche, Äxte und Schwerter der Komplexitätsstufe 1 frei</text:p>
      <text:p text:style-name="P5"/>
      <text:p text:style-name="P6">Schwertkämpfer</text:p>
      <text:p text:style-name="P5"><text:soft-page-break/>-KG.Schwert +</text:p>
      <text:p text:style-name="P5">Schaltet Schwerter der Komplexitätsstufe 2 frei</text:p>
      <text:p text:style-name="P5"/>
      <text:p text:style-name="P5">Langschwertkämpfer:</text:p>
      <text:p text:style-name="P5">-RD.Schwert +</text:p>
      <text:p text:style-name="P5">-KG.Schwert ++</text:p>
      <text:p text:style-name="P5">Schaltet Schwerter der Komplexitätsstufe 3 frei</text:p>
      <text:p text:style-name="P5">Langschwertmeister(Heldenfähigkeit):</text:p>
      <text:p text:style-name="P5">Schaltet Schwerter der Komplexitätsstufe 4 frei</text:p>
      <text:p text:style-name="P5"/>
      <text:p text:style-name="P5">„Schwert und Schild“-Kämpfer:</text:p>
      <text:p text:style-name="P5">-KG.Schwert ++</text:p>
      <text:p text:style-name="P5">-Verteidigung +</text:p>
      <text:p text:style-name="P5">Schaltet Schwerter der Komplexitätsstufe 3 frei</text:p>
      <text:p text:style-name="P5">„Schwert und Schild“-Meister(Heldenfähigkeit):</text:p>
      <text:p text:style-name="P5">Schaltet Schwerter der Komplexitätsstufe 4 frei</text:p>
      <text:p text:style-name="P5"/>
      <text:p text:style-name="P5"/>
      <text:p text:style-name="P5"/>
      <text:p text:style-name="P6">Axtkämpfer</text:p>
      <text:p text:style-name="P5">-RD.Axt +</text:p>
      <text:p text:style-name="P5">Schaltet Äxte der Komplexitätsstufe 2 frei</text:p>
      <text:p text:style-name="P6"/>
      <text:p text:style-name="P6">Kriegshammer:</text:p>
      <text:p text:style-name="P5">-RD.Axt ++</text:p>
      <text:p text:style-name="P5">-KG.Axt +</text:p>
      <text:p text:style-name="P5">Schaltet Äxte der Komplexitätsstufe 3 frei</text:p>
      <text:p text:style-name="P5"/>
      <text:p text:style-name="P5">Streitkolben:</text:p>
      <text:p text:style-name="P5">-KG.Axt ++</text:p>
      <text:p text:style-name="P5">-RD.Axt +</text:p>
      <text:p text:style-name="P5">Schaltet Äxte der Komplexitätsstufe 3 fre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niel Spanier</meta:initial-creator>
    <meta:creation-date>2012-03-07T13:26:08.42</meta:creation-date>
    <dc:date>2012-03-07T18:26:27.42</dc:date>
    <dc:creator>Daniel Spanier</dc:creator>
    <meta:editing-duration>PT02H37M52S</meta:editing-duration>
    <meta:editing-cycles>3</meta:editing-cycles>
    <meta:generator>OpenOffice.org/3.2$Win32 OpenOffice.org_project/320m18$Build-9502</meta:generator>
    <meta:document-statistic meta:table-count="0" meta:image-count="0" meta:object-count="0" meta:page-count="3" meta:paragraph-count="90" meta:word-count="296" meta:character-count="2410"/>
  </office:meta>
</office:document-meta>
</file>